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/>
    </style:style>
    <style:style style:name="P2" style:family="paragraph" style:parent-style-name="Text_20_body">
      <style:text-properties fo:font-size="14pt" officeooo:rsid="001fbb24" officeooo:paragraph-rsid="001fbb24" style:font-size-asian="14pt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Heading" style:master-page-name="MP0">
      <style:paragraph-properties style:page-number="auto" fo:break-before="page"/>
      <style:text-properties officeooo:paragraph-rsid="0021251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fbb24" style:font-size-asian="14pt"/>
    </style:style>
    <style:style style:name="T3" style:family="text">
      <style:text-properties officeooo:rsid="001fb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b</text:p>
      <text:p text:style-name="Text_20_body">Nome: Bruno <text:span text:style-name="T3">Mitsuo Homma</text:span><text:tab/><text:tab/><text:tab/><text:tab/><text:tab/>N<text:span text:style-name="Fonte_20_parág._20_padrão"><text:span text:style-name="T1">ºUSP: </text:span></text:span><text:span text:style-name="Fonte_20_parág._20_padrão"><text:span text:style-name="T2">9293605</text:span></text:span></text:p>
      <text:p text:style-name="Text_20_body">Nome: Gabriel Mattheus Bezerra Alves de Carvalho<text:tab/><text:tab/>N<text:span text:style-name="Fonte_20_parág._20_padrão"><text:span text:style-name="T1">ºUSP: 9779429</text:span></text:span></text:p>
      <text:p text:style-name="Text_20_body">Nome: Victor Souza Cezario<text:tab/><text:tab/><text:tab/><text:tab/><text:tab/><text:tab/>N<text:span text:style-name="Fonte_20_parág._20_padrão"><text:span text:style-name="T1">ºUSP: 9790919</text:span></text:span></text:p>
      <text:p text:style-name="Text_20_body">Nome: Wallace Cruz de Souza<text:tab/><text:tab/><text:tab/><text:tab/><text:tab/>N<text:span text:style-name="Fonte_20_parág._20_padrão"><text:span text:style-name="T1">ºUSP: 9779392</text:span></text:span></text:p>
      <text:p text:style-name="P1"/>
      <text:p text:style-name="P3">Telas</text:p>
      <text:p text:style-name="P2">agendar.html: Tela para o agendamento e verificações de consultas</text:p>
      <text:p text:style-name="P1">carrinho.html: Tela de carrinho do site, contém os objetos escolhidos para compra. Exibe a opção de retornar às compras ou ir para a tela de finalizar.</text:p>
      <text:p text:style-name="P1">detalhes.html: Tela que contém as informações sobre os pets de um usuário.</text:p>
      <text:p text:style-name="P1">estoque.html: Tela que mostra todos os produtos ainda em estoque.</text:p>
      <text:p text:style-name="P1">finalizar_compra.html: Tela para finalizar a compra dos produtos do carrinho. Caso o usuário esteja logado, os campos serão automaticamente preenchidos com as informações de seu cadastro.</text:p>
      <text:p text:style-name="P1">home.html: Tela inicial do site.</text:p>
      <text:p text:style-name="P1">home-admin.html: Tela inicial do administrador. Mostra informações gerais sobre o site (número de visitas, número de compras, etc.)</text:p>
      <text:p text:style-name="P1">login.html: Tela para entrar no site com um perfil já registrado.</text:p>
      <text:p text:style-name="P1">new_admin.html: Tela para administrador cadastrar um novo administrador.</text:p>
      <text:p text:style-name="P1">new_product.html: Tela para administrador cadastrar um novo produto.</text:p>
      <text:p text:style-name="P1">new_service: Tela para administrador cadastrar um novo serviço.</text:p>
      <text:p text:style-name="P1">new_user.html: Tela para o administrador cadastrar um novo usuário.</text:p>
      <text:p text:style-name="P1">produto.html: Tela para gerenciar um dado produto do estoque.</text:p>
      <text:p text:style-name="Text_20_body"><text:span text:style-name="Fonte_20_parág._20_padrão"><text:span text:style-name="T1">produtos.html: Tela com todos os produtos do site, por categoria.</text:span></text:span></text:p>
      <text:p text:style-name="Text_20_body"><text:span text:style-name="Fonte_20_parág._20_padrão"><text:span text:style-name="T1">registrar.html: Tela para uma pessoa se cadastrar no site.</text:span></text:span></text:p>
      <text:p text:style-name="Text_20_body"><text:span text:style-name="Fonte_20_parág._20_padrão"><text:span text:style-name="T1">profile.html: Tela de perfil do usuário, onde pode editar suas informaçõ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8-04-09T01:49:54.499948710</meta:creation-date>
    <meta:editing-cycles>1</meta:editing-cycles>
    <meta:editing-duration>P0D</meta:editing-duration>
    <meta:document-statistic meta:table-count="0" meta:image-count="0" meta:object-count="0" meta:page-count="1" meta:paragraph-count="22" meta:word-count="219" meta:character-count="1506" meta:non-whitespace-character-count="1295"/>
  </office:meta>
</office:document-meta>
</file>